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amPacket.DatagramPacket( byte [ ] var0 , int var1 , int var2 , java . net . InetAddress var3 , int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setLength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DatagramPacket( byte [ ]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DatagramPacket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setAddress( java . net . InetAddre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setData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setData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DatagramPacket( byte [ ] var0 , int var1 , java . net . InetAddress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setPor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Packet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